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7000002270B5FED79.png" manifest:media-type="image/png"/>
  <manifest:file-entry manifest:full-path="Pictures/100000000000047C000002CC8BF6DA72CBEBF4EC.png" manifest:media-type="image/png"/>
  <manifest:file-entry manifest:full-path="Pictures/1000000000000375000001EFE02630D6.png" manifest:media-type="image/png"/>
  <manifest:file-entry manifest:full-path="Pictures/100000000000047C000002CC64318E04.png" manifest:media-type="image/png"/>
  <manifest:file-entry manifest:full-path="Pictures/1000000000000378000002124AA158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color="#111111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111111" draw:fill-color="#ffffff" draw:textarea-vertical-align="middle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 draw:shadow="hidden"/>
    </style:style>
    <style:style style:name="gr6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60%" style:mirror="none"/>
    </style:style>
    <style:style style:name="gr9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111111" draw:marker-start-width="0.279cm" draw:marker-end-width="0.279cm" draw:fill-color="#ffffff" draw:opacity="0%" draw:textarea-vertical-align="middle" fo:padding-top="0.151cm" fo:padding-bottom="0.151cm" fo:padding-left="0.276cm" fo:padding-right="0.276cm" draw:shadow="hidden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opacity="0%" draw:textarea-vertical-align="middle" fo:padding-top="0.151cm" fo:padding-bottom="0.151cm" fo:padding-left="0.276cm" fo:padding-right="0.276cm" draw:shadow="hidden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65%" style:mirror="none"/>
    </style:style>
    <style:style style:name="gr14" style:family="graphic" style:parent-style-name="Object_20_with_20_no_20_fill_20_and_20_no_20_line">
      <style:graphic-properties draw:stroke="solid" svg:stroke-width="0.035cm" svg:stroke-color="#111111" draw:marker-start-width="0.252cm" draw:marker-end-width="0.252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color="#000000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hatch" draw:fill-hatch-name="Blue_20_Crossed_20_45_20_Degrees" draw:fill-hatch-solid="true" draw:textarea-vertical-align="middle" draw:shadow="hidden"/>
    </style:style>
    <style:style style:name="gr17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Open Sans"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style:font-name="Open Sans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hatch" draw:fill-hatch-name="Blue_20_Crossed_20_45_20_Degrees" draw:fill-hatch-solid="true"/>
      <style:paragraph-properties fo:text-align="center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Ope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298cm" svg:height="15.154cm" svg:x="0.067cm" svg:y="0.025cm">
          <draw:image xlink:href="Pictures/100000000000047C000002CC8BF6DA72CBEBF4E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4.298cm" svg:height="15.154cm" svg:x="0.067cm" svg:y="0.025cm">
          <draw:image xlink:href="Pictures/100000000000047C000002CC8BF6DA72CBEBF4EC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4.298cm" svg:height="15.154cm" svg:x="0.067cm" svg:y="0.025cm">
          <draw:image xlink:href="Pictures/100000000000047C000002CC8BF6DA72CBEBF4EC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" draw:text-style-name="P1" draw:layer="layout" svg:width="24.298cm" svg:height="15.154cm" svg:x="0.102cm" svg:y="0.046cm">
          <draw:image xlink:href="Pictures/100000000000047C000002CC8BF6DA72CBEBF4EC.png" xlink:type="simple" xlink:show="embed" xlink:actuate="onLoad">
            <text:p/>
          </draw:image>
        </draw:frame>
        <draw:rect draw:style-name="gr3" draw:text-style-name="P3" draw:layer="layout" svg:width="2.1cm" svg:height="1.2cm" svg:x="1.8cm" svg:y="9.2cm">
          <text:p text:style-name="P2"><text:span text:style-name="T1">Filters</text:span></text:p>
        </draw:rect>
        <draw:rect draw:style-name="gr3" draw:text-style-name="P4" draw:layer="layout" svg:width="2.4cm" svg:height="1.6cm" svg:x="7.1cm" svg:y="6.7cm">
          <text:p text:style-name="P2"><text:span text:style-name="T2"><text:line-break/></text:span><text:span text:style-name="T1">Filter </text:span></text:p>
          <text:p text:style-name="P2"><text:span text:style-name="T1">results</text:span></text:p>
          <text:p text:style-name="P2"><text:span text:style-name="T2"/></text:p>
        </draw:rect>
        <draw:line draw:style-name="gr4" draw:text-style-name="P1" draw:layer="layout" svg:x1="2.9cm" svg:y1="9.2cm" svg:x2="2.9cm" svg:y2="7.6cm">
          <text:p/>
        </draw:line>
        <draw:line draw:style-name="gr5" draw:text-style-name="P1" draw:layer="layout" svg:x1="8.2cm" svg:y1="6.7cm" svg:x2="6.9cm" svg:y2="5cm">
          <text:p/>
        </draw:line>
        <draw:rect draw:style-name="gr3" draw:text-style-name="P4" draw:layer="layout" svg:width="2.4cm" svg:height="1.4cm" svg:x="14cm" svg:y="12.8cm">
          <text:p text:style-name="P2"><text:span text:style-name="T2"><text:line-break/></text:span><text:span text:style-name="T1">Task view</text:span></text:p>
          <text:p text:style-name="P2"><text:span text:style-name="T2"/></text:p>
        </draw:rect>
        <draw:line draw:style-name="gr4" draw:text-style-name="P1" draw:layer="layout" svg:x1="14.8cm" svg:y1="12.8cm" svg:x2="14.4cm" svg:y2="11.4cm">
          <text:p/>
        </draw:line>
      </draw:page>
      <draw:page draw:name="page5" draw:style-name="dp1" draw:master-page-name="Default">
        <draw:frame draw:style-name="gr6" draw:text-style-name="P1" draw:layer="layout" svg:width="24.298cm" svg:height="15.154cm" svg:x="0.067cm" svg:y="0.025cm">
          <draw:image xlink:href="Pictures/100000000000047C000002CC8BF6DA72CBEBF4EC.png" xlink:type="simple" xlink:show="embed" xlink:actuate="onLoad">
            <text:p/>
          </draw:image>
        </draw:frame>
        <draw:rect draw:style-name="gr3" draw:text-style-name="P3" draw:layer="layout" svg:width="2.9cm" svg:height="1.3cm" svg:x="7cm" svg:y="5.2cm">
          <text:p text:style-name="P2"><text:span text:style-name="T1">Toggle view</text:span></text:p>
        </draw:rect>
        <draw:line draw:style-name="gr7" draw:text-style-name="P1" draw:layer="layout" svg:x1="8.1cm" svg:y1="5.2cm" svg:x2="10.7cm" svg:y2="1.3cm">
          <text:p/>
        </draw:line>
        <draw:line draw:style-name="gr7" draw:text-style-name="P1" draw:layer="layout" svg:x1="8.8cm" svg:y1="5.2cm" svg:x2="11.2cm" svg:y2="1.4cm">
          <text:p/>
        </draw:line>
        <draw:line draw:style-name="gr7" draw:text-style-name="P1" draw:layer="layout" svg:x1="7.6cm" svg:y1="5.2cm" svg:x2="4.1cm" svg:y2="1.4cm">
          <text:p/>
        </draw:line>
        <draw:rect draw:style-name="gr3" draw:text-style-name="P3" draw:layer="layout" svg:width="4.5cm" svg:height="1.3cm" svg:x="12.4cm" svg:y="6.1cm">
          <text:p text:style-name="P2"><text:span text:style-name="T1">Focus on task form</text:span></text:p>
        </draw:rect>
        <draw:line draw:style-name="gr7" draw:text-style-name="P1" draw:layer="layout" svg:x1="14.4cm" svg:y1="6.1cm" svg:x2="11.9cm" svg:y2="1.5cm">
          <text:p/>
        </draw:line>
      </draw:page>
      <draw:page draw:name="page6" draw:style-name="dp1" draw:master-page-name="Default">
        <draw:frame draw:style-name="gr8" draw:text-style-name="P1" draw:layer="layout" svg:width="24.298cm" svg:height="15.154cm" svg:x="0.067cm" svg:y="0.025cm">
          <draw:image xlink:href="Pictures/100000000000047C000002CC8BF6DA72CBEBF4EC.png" xlink:type="simple" xlink:show="embed" xlink:actuate="onLoad">
            <text:p/>
          </draw:image>
        </draw:frame>
        <draw:frame draw:style-name="gr9" draw:text-style-name="P1" draw:layer="layout" svg:width="18.732cm" svg:height="10.477cm" svg:x="4.568cm" svg:y="1.223cm">
          <draw:image xlink:href="Pictures/1000000000000375000001EFE02630D6.png" xlink:type="simple" xlink:show="embed" xlink:actuate="onLoad">
            <text:p/>
          </draw:image>
        </draw:frame>
        <draw:line draw:style-name="gr7" draw:text-style-name="P1" draw:layer="layout" svg:x1="17.7cm" svg:y1="0.7cm" svg:x2="13.2cm" svg:y2="1.8cm">
          <text:p/>
        </draw:line>
      </draw:page>
      <draw:page draw:name="page7" draw:style-name="dp1" draw:master-page-name="Default">
        <draw:frame draw:style-name="gr6" draw:text-style-name="P1" draw:layer="layout" svg:width="24.298cm" svg:height="15.154cm" svg:x="0.141cm" svg:y="0.047cm">
          <draw:image xlink:href="Pictures/100000000000047C000002CC64318E04.png" xlink:type="simple" xlink:show="embed" xlink:actuate="onLoad">
            <text:p/>
          </draw:image>
        </draw:frame>
        <draw:rect draw:style-name="gr10" draw:text-style-name="P5" draw:layer="layout" svg:width="6.9cm" svg:height="14.1cm" svg:x="4.3cm" svg:y="0.9cm">
          <text:p/>
        </draw:rect>
      </draw:page>
      <draw:page draw:name="page8" draw:style-name="dp1" draw:master-page-name="Default">
        <draw:frame draw:style-name="gr6" draw:text-style-name="P1" draw:layer="layout" svg:width="24.298cm" svg:height="15.154cm" svg:x="0.002cm" svg:y="0.046cm">
          <draw:image xlink:href="Pictures/100000000000047C000002CC8BF6DA72CBEBF4EC.png" xlink:type="simple" xlink:show="embed" xlink:actuate="onLoad">
            <text:p/>
          </draw:image>
        </draw:frame>
        <draw:rect draw:style-name="gr11" draw:text-style-name="P5" draw:layer="layout" svg:width="7.3cm" svg:height="0.9cm" svg:x="11.2cm" svg:y="4.2cm">
          <text:p/>
        </draw:rect>
        <draw:line draw:style-name="gr12" draw:text-style-name="P1" draw:layer="layout" svg:x1="19.8cm" svg:y1="4.3cm" svg:x2="18.5cm" svg:y2="4.7cm">
          <text:p/>
        </draw:line>
      </draw:page>
      <draw:page draw:name="page9" draw:style-name="dp1" draw:master-page-name="Default">
        <draw:frame draw:style-name="gr13" draw:text-style-name="P1" draw:layer="layout" svg:width="24.298cm" svg:height="15.154cm" svg:x="0.039cm" svg:y="0.04cm">
          <draw:image xlink:href="Pictures/100000000000047C000002CC8BF6DA72CBEBF4EC.png" xlink:type="simple" xlink:show="embed" xlink:actuate="onLoad">
            <text:p/>
          </draw:image>
        </draw:frame>
        <draw:frame draw:style-name="gr14" draw:text-style-name="P1" draw:layer="layout" svg:width="18.795cm" svg:height="11.217cm" svg:x="1.8cm" svg:y="1.883cm">
          <draw:image xlink:href="Pictures/1000000000000378000002124AA15886.png" xlink:type="simple" xlink:show="embed" xlink:actuate="onLoad">
            <text:p/>
          </draw:image>
        </draw:frame>
        <draw:line draw:style-name="gr7" draw:text-style-name="P1" draw:layer="layout" svg:x1="2.3cm" svg:y1="1.3cm" svg:x2="5.8cm" svg:y2="2.3cm">
          <text:p/>
        </draw:line>
      </draw:page>
      <draw:page draw:name="page10" draw:style-name="dp1" draw:master-page-name="Default">
        <draw:frame draw:style-name="gr13" draw:text-style-name="P1" draw:layer="layout" svg:width="24.298cm" svg:height="15.154cm" svg:x="0.1cm" svg:y="0.146cm">
          <draw:image xlink:href="Pictures/100000000000047C000002CC8BF6DA72CBEBF4EC.png" xlink:type="simple" xlink:show="embed" xlink:actuate="onLoad">
            <text:p/>
          </draw:image>
        </draw:frame>
        <draw:frame draw:style-name="gr15" draw:text-style-name="P1" draw:layer="layout" svg:width="18.774cm" svg:height="11.662cm" svg:x="2.911cm" svg:y="1.768cm">
          <draw:image xlink:href="Pictures/1000000000000377000002270B5FED79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6" draw:text-style-name="P1" draw:layer="layout" svg:width="24.298cm" svg:height="15.154cm" svg:x="0.082cm" svg:y="0.124cm">
          <draw:image xlink:href="Pictures/100000000000047C000002CC8BF6DA72CBEBF4EC.png" xlink:type="simple" xlink:show="embed" xlink:actuate="onLoad">
            <text:p/>
          </draw:image>
        </draw:frame>
        <draw:rect draw:style-name="gr16" draw:text-style-name="P6" draw:layer="layout" svg:width="4.3cm" svg:height="0.7cm" svg:x="7.6cm" svg:y="0.1cm">
          <text:p/>
        </draw:rect>
      </draw:page>
      <draw:page draw:name="page12" draw:style-name="dp1" draw:master-page-name="Default">
        <draw:frame draw:style-name="gr6" draw:text-style-name="P1" draw:layer="layout" svg:width="24.298cm" svg:height="15.154cm" svg:x="0.166cm" svg:y="0.124cm">
          <draw:image xlink:href="Pictures/100000000000047C000002CC8BF6DA72CBEBF4EC.png" xlink:type="simple" xlink:show="embed" xlink:actuate="onLoad">
            <text:p/>
          </draw:image>
        </draw:frame>
        <draw:rect draw:style-name="gr17" draw:text-style-name="P2" draw:layer="layout" svg:width="0.1cm" svg:height="0.001cm" svg:x="2.4cm" svg:y="16cm">
          <text:p/>
        </draw:rect>
        <draw:rect draw:style-name="gr16" draw:text-style-name="P6" draw:layer="layout" svg:width="9.5cm" svg:height="0.6cm" svg:x="12.2cm" svg:y="1.1cm">
          <text:p/>
        </draw:rect>
      </draw:page>
      <draw:page draw:name="page13" draw:style-name="dp1" draw:master-page-name="Default">
        <draw:frame draw:style-name="gr6" draw:text-style-name="P1" draw:layer="layout" svg:width="24.298cm" svg:height="15.154cm" svg:x="0.102cm" svg:y="0.146cm">
          <draw:image xlink:href="Pictures/100000000000047C000002CC8BF6DA72CBEBF4EC.png" xlink:type="simple" xlink:show="embed" xlink:actuate="onLoad">
            <text:p/>
          </draw:image>
        </draw:frame>
        <draw:rect draw:style-name="gr16" draw:text-style-name="P6" draw:layer="layout" svg:width="12.9cm" svg:height="9.6cm" svg:x="11.2cm" svg:y="5.4cm">
          <text:p/>
        </draw:rect>
        <draw:rect draw:style-name="gr16" draw:text-style-name="P6" draw:layer="layout" svg:width="2.8cm" svg:height="0.9cm" svg:x="18.4cm" svg:y="4.5cm">
          <text:p/>
        </draw:rect>
      </draw:page>
      <draw:page draw:name="page14" draw:style-name="dp1" draw:master-page-name="Default">
        <draw:frame draw:style-name="gr6" draw:text-style-name="P1" draw:layer="layout" svg:width="24.298cm" svg:height="15.154cm" svg:x="0.1cm" svg:y="0.146cm">
          <draw:image xlink:href="Pictures/100000000000047C000002CC8BF6DA72CBEBF4EC.png" xlink:type="simple" xlink:show="embed" xlink:actuate="onLoad">
            <text:p/>
          </draw:image>
        </draw:frame>
        <draw:rect draw:style-name="gr16" draw:text-style-name="P6" draw:layer="layout" svg:width="6cm" svg:height="1.2cm" svg:x="4.5cm" svg:y="2cm">
          <text:p/>
        </draw:rect>
      </draw:page>
      <draw:page draw:name="page15" draw:style-name="dp1" draw:master-page-name="Default">
        <draw:frame draw:style-name="gr6" draw:text-style-name="P1" draw:layer="layout" svg:width="24.298cm" svg:height="15.154cm" svg:x="0.1cm" svg:y="0.146cm">
          <draw:image xlink:href="Pictures/100000000000047C000002CC8BF6DA72CBEBF4EC.png" xlink:type="simple" xlink:show="embed" xlink:actuate="onLoad">
            <text:p/>
          </draw:image>
        </draw:frame>
        <draw:rect draw:style-name="gr16" draw:text-style-name="P6" draw:layer="layout" svg:width="6cm" svg:height="0.7cm" svg:x="4.5cm" svg:y="1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1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0:40:38.53</meta:creation-date>
    <dc:date>2016-08-11T09:34:10.020717813</dc:date>
    <meta:editing-duration>PT14M6S</meta:editing-duration>
    <meta:editing-cycles>2</meta:editing-cycles>
    <meta:generator>LibreOffice/5.1.4.2$Linux_X86_64 LibreOffice_project/10m0$Build-2</meta:generator>
    <meta:document-statistic meta:object-count="42"/>
  </office:meta>
</office:document-meta>
</file>